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C346FCED7BB6E61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eiryo UI" svg:font-family="'Meiryo UI'" style:font-family-generic="moder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601cm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1" style:family="paragraph">
      <style:text-properties style:font-name="Meiryo UI"/>
    </style:style>
    <style:style style:name="P2" style:family="paragraph">
      <style:text-properties style:text-position="33% 58%" style:font-name="Meiryo UI" fo:font-size="15pt"/>
    </style:style>
    <style:style style:name="P3" style:family="paragraph">
      <loext:graphic-properties draw:fill="none" draw:fill-color="#ffffff"/>
      <style:text-properties style:text-position="33% 58%" style:font-name="Meiryo UI" fo:font-size="15pt"/>
    </style:style>
    <style:style style:name="P4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Def cards_py</text:p>
          </draw:text-box>
        </draw:frame>
        <draw:frame draw:style-name="gr1" draw:text-style-name="P3" draw:layer="layout" svg:width="25.6cm" svg:height="8.851cm" svg:x="0.8cm" svg:y="3.974cm">
          <draw:text-box>
            <text:p text:style-name="P2">引数：cards_str</text:p>
            <text:p text:style-name="P2">機能概況：　トランプカードをランダムに配りリストを返却する</text:p>
            <text:p text:style-name="P2">条件：</text:p>
            <text:p text:style-name="P2">・cards_strが”” <text:s text:c="6"/>：ランダムに作成したリストの、最後のカードの「マーク」または「数」が、リストの最後から▲２番目から▲６番目</text:p>
            <text:p text:style-name="P2"><text:s text:c="25"/>のカードものの中に２つ以上存在するまでリストの払い出しを行う</text:p>
            <text:p text:style-name="P2">・cardsd_strが””以外：<text:span text:style-name="T1">cards_str</text:span>の「マーク」または「数」が、リストの最後から▲２番目から▲６番目のカードものの中に２つ以上存在</text:p>
            <text:p text:style-name="P2">　　　　　　　　　　　　　するまでリストの払い出しを行う</text:p>
            <text:p text:style-name="P2"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eiryo UI" svg:font-family="'Meiryo UI'" style:font-family-generic="moder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346FCED7BB6E61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7T10:26:01.465000000</meta:creation-date>
    <meta:editing-duration>PT6M3S</meta:editing-duration>
    <meta:editing-cycles>3</meta:editing-cycles>
    <meta:generator>LibreOffice/6.3.2.2$Windows_X86_64 LibreOffice_project/98b30e735bda24bc04ab42594c85f7fd8be07b9c</meta:generator>
    <dc:title>Bright Blue</dc:title>
    <dc:date>2019-10-27T10:45:09.460000000</dc:date>
    <meta:document-statistic meta:object-count="26"/>
  </office:meta>
</office:document-meta>
</file>